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default-cell-style-name="Default"/>
        <table:table-column table:style-name="co3" table:number-columns-repeated="1013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22">
            <text:p>22</text:p>
          </table:table-cell>
          <table:table-cell table:style-name="ce59" table:formula="of:=COUNTIF([.N$7:.N$1001];[.$K1])" office:value-type="float" office:value="23">
            <text:p>23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 table:visibility="filter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4">
            <text:p>4</text:p>
          </table:table-cell>
          <table:table-cell table:style-name="ce59" table:formula="of:=COUNTIF([.N$7:.N$1001];[.$K2])" office:value-type="float" office:value="3">
            <text:p>3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 table:visibility="filter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 table:visibility="filter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 table:visibility="filter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 table:visibility="filter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 table:visibility="filter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 table:visibility="filter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 table:visibility="filter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 table:visibility="filter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 table:visibility="filter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 table:visibility="filter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1</text:p>
          </table:table-cell>
          <table:table-cell table:style-name="ce40" table:number-columns-repeated="5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2</text:p>
          </table:table-cell>
          <table:table-cell table:style-name="ce40" table:number-columns-repeated="5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3, KS-4641</text:p>
          </table:table-cell>
          <table:table-cell table:style-name="ce40" table:number-columns-repeated="5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 table:visibility="filter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 table:visibility="filter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 table:visibility="filter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office:value-type="string">
            <text:p>Failed</text:p>
          </table:table-cell>
          <table:table-cell table:style-name="ce40" office:value-type="string">
            <text:p>Passed</text:p>
          </table:table-cell>
          <table:table-cell table:style-name="ce40" office:value-type="string">
            <text:p>KS-4646</text:p>
          </table:table-cell>
          <table:table-cell table:style-name="ce40" table:number-columns-repeated="5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1"/>
        <table:table-column table:style-name="co15" table:default-cell-style-name="ce73"/>
        <table:table-column table:style-name="co16" table:default-cell-style-name="ce74"/>
        <table:table-column table:style-name="co17" table:default-cell-style-name="ce72"/>
        <table:table-column table:style-name="co3" table:default-cell-style-name="ce78"/>
        <table:table-column table:style-name="co18" table:default-cell-style-name="ce81"/>
        <table:table-column table:style-name="co3" table:default-cell-style-name="ce81"/>
        <table:table-column table:style-name="co19" table:default-cell-style-name="ce84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L1:SniffTest.L56" table:display-filter-buttons="true" table:orientation="column">
          <table:filter>
            <table:filter-or>
              <table:filter-condition table:field-number="11" table:value="thu.nguye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10-11T10:33:57</dc:date>
    <meta:printed-by>Thanh Cong Nguyen</meta:printed-by>
    <meta:print-date>2009-03-06T17:07:42</meta:print-date>
    <dc:language>en-US</dc:language>
    <meta:editing-cycles>261</meta:editing-cycles>
    <meta:editing-duration>P9DT6H12M22S</meta:editing-duration>
    <meta:document-statistic meta:table-count="3" meta:cell-count="1153" meta:object-count="0"/>
    <meta:user-defined meta:name="Info 1"/>
    <meta:user-defined meta:name="Info 2"/>
    <meta:user-defined meta:name="Info 3"/>
    <meta:user-defined meta:name="Info 4"/>
  </office:meta>
</office:document-meta>
</file>